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b6a" officeooo:paragraph-rsid="000d3b6a"/>
    </style:style>
    <style:style style:name="P2" style:family="paragraph" style:parent-style-name="Standard">
      <style:text-properties officeooo:rsid="000d3b6a" officeooo:paragraph-rsid="000dba49"/>
    </style:style>
    <style:style style:name="T1" style:family="text">
      <style:text-properties officeooo:rsid="000db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sady gry:</text:p>
      <text:p text:style-name="P1">Gra memory polega na odnajdywaniu par takich samych kart.</text:p>
      <text:p text:style-name="P1"/>
      <text:p text:style-name="P2">Gracz odsłania 2 karty. Jeśli są to takie same karty, zostaną one zdjęte z planszy, jeśli nie, karty będą odwrócone z powrotem (po ok. 2 sekundach). Celem gracza jest zdjęcie wszystkich kart przy możliwie najmniejszej liczbie odsłon <text:span text:style-name="T1">i jak najkrótszym czasie, co będzie miało wpływ na wynik końcowy.</text:span></text:p>
      <text:p text:style-name="P2">W grze liczona jest ilość błędnych odsłon. </text:p>
      <text:p text:style-name="P1"/>
      <text:p text:style-name="P1">Gra posiada dwa poziomy trudności:</text:p>
      <text:p text:style-name="P1">Poziom łatwy – plansza składa się z 16 pól – 8 par kart</text:p>
      <text:p text:style-name="P1">Poziom trudny – plansza składa się z 36 pól – 18 par kar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5:39:05.901059975</meta:creation-date>
    <dc:date>2019-06-12T15:45:55.652035752</dc:date>
    <meta:editing-duration>PT6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93" meta:character-count="555" meta:non-whitespace-character-count="464"/>
  </office:meta>
</office:document-meta>
</file>